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1b8f" officeooo:paragraph-rsid="000f1b8f"/>
    </style:style>
    <style:style style:name="P2" style:family="paragraph" style:parent-style-name="Standard">
      <style:text-properties fo:font-weight="bold" officeooo:rsid="000f1b8f" officeooo:paragraph-rsid="000f1b8f" style:font-weight-asian="bold" style:font-weight-complex="bold"/>
    </style:style>
    <style:style style:name="P3" style:family="paragraph" style:parent-style-name="Standard">
      <style:text-properties fo:font-size="16pt" fo:font-weight="bold" officeooo:rsid="000f1b8f" officeooo:paragraph-rsid="000f1b8f"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lani Francesco</text:p>
      <text:p text:style-name="P2">Riccardo Dal Zotto</text:p>
      <text:p text:style-name="P2">Riccardo Bernardi</text:p>
      <text:p text:style-name="P2"/>
      <text:p text:style-name="P3">Risposta alla domanda 3</text:p>
      <text:p text:style-name="P2"><text:s/></text:p>
      <text:p text:style-name="P2">Nel suo romanzo l’autore spesso sottolinea il ruolo degli ufficiali durante il conflitto. </text:p>
      <text:p text:style-name="P2">Precisa: </text:p>
      <text:p text:style-name="P2">- Quale formazione avevano ricevuto e con quali convinzioni si presentavano al fronte, nelle trincee, tra i soldati;</text:p>
      <text:p text:style-name="P2">- Come venivano impartiti gli ordini e cosa era previsto per chi li trasgrediva;</text:p>
      <text:p text:style-name="P2">- Il generale Cadorna come veniva considerato?</text:p>
      <text:p text:style-name="P2"/>
      <text:p text:style-name="P1">All'interno della brigata di cui faceva parte il protagonista quasi tutti gli ufficiali avevano sostenuto l'accademia militare, ricevendo però solamente un'istruzione teorica, mentre solo in pochi avevano esperienza pratica di guerra e di trincea.</text:p>
      <text:p text:style-name="P1"/>
      <text:p text:style-name="P1">Gli ufficiali si presentavano al fronte con due diverse convinzioni: Alcuni erano fiduciosi nella buona riuscita della guerra, confidando nell'intelligenza tattica dei generali.<text:line-break/>La guerra <text:s/>però venne condotta male da generali impreparati e presuntuosi, incapaci di rendersi conto dei propri errori, nonché decisi spietatamente a sacrificare migliaia di vite umane pur di conquistare pochi palmi di terreno.<text:line-break/>Altri invece erano contrari alla guerra, come Lussu, e cercavano di portare a termine le operazioni con meno perdite possibili.<text:line-break/>Tuttavia tutti i personaggi sono accomunati dalla paura della guerra e dalla speranza che essa finisca presto.<text:line-break/>Nelle trincee solitamente gli ufficiali si mantenevano protetti, rimanendo nelle seconde linee, e impartendo gli ordini ai soldati senza correre rischi.<text:line-break/>Gli ufficiali si amalgamavano tra i soldati, bevendo cognac e fumando insieme a loro, condividendo i propri pensieri sulla guerra.</text:p>
      <text:p text:style-name="P1"/>
      <text:p text:style-name="P1">Gli ordini venivano impartiti dai generali agli ufficiali e successivamente ai soldati.<text:line-break/>All'interno del libro spicca la dignità e la capacità di sopportazione dei soldati semplici: i "poveri diavoli" che pagano le spese di scelte politiche e militari irresponsabili.<text:line-break/>Chi trasgrediva agli ordini oppure si rifiutava di eseguirli veniva trattato come un traditore della patria, e per questo spesso venivano fucilati soldati semplici per motivi futili.<text:line-break/></text:p>
      <text:p text:style-name="P1">I soldati provavano un odio profondo verso Cadorna, perchè venivano trattati come "carne da macello"<text:line-break/>Il generale era totalmente inadatto alla guerra, sia per limiti caratteriali, sia per la sua impreparazione.<text:line-break/>Egli inoltre mancava totalmente della capacità di autocritica, la cui conseguenza era la continua ricerca di colpevoli per ogni seppur piccolo insuccesso o per ogni minimo disguido, a cui si univa il carattere accentratore in base al quale tutto doveva essere sotto il suo controllo, esattamente il contrario di quello che pretendeva una<text:line-break/>guerra moderna. Da non sottovalutare anche altri aspetti minori che contribuirono a demoralizzare il soldato, come le ritorsioni riguardanti i familiari dei soldati condannati.</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31T17:06:06.418000000</meta:creation-date>
    <dc:date>2020-01-31T17:11:51.967000000</dc:date>
    <meta:editing-duration>PT5M55S</meta:editing-duration>
    <meta:editing-cycles>1</meta:editing-cycles>
    <meta:document-statistic meta:table-count="0" meta:image-count="0" meta:object-count="0" meta:page-count="1" meta:paragraph-count="14" meta:word-count="407" meta:character-count="2766" meta:non-whitespace-character-count="2367"/>
    <meta:generator>LibreOffice/6.3.2.2$Windows_X86_64 LibreOffice_project/98b30e735bda24bc04ab42594c85f7fd8be07b9c</meta:generator>
  </office:meta>
</office:document-meta>
</file>